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90d7ff"/>
      <style:paragraph-properties fo:text-align="center"/>
    </style:style>
    <style:style style:name="P3" style:family="paragraph">
      <style:paragraph-properties fo:text-align="center" style:writing-mode="lr-tb"/>
      <style:text-properties fo:font-size="12pt"/>
    </style:style>
    <style:style style:name="P4" style:family="paragraph">
      <loext:graphic-properties draw:fill-color="#3c3744"/>
      <style:paragraph-properties fo:text-align="center" style:writing-mode="lr-tb"/>
      <style:text-properties fo:font-size="12pt"/>
    </style:style>
    <style:style style:name="P5" style:family="paragraph">
      <loext:graphic-properties draw:fill-color="#3c3744"/>
      <style:paragraph-properties fo:text-align="center"/>
    </style:style>
    <style:style style:name="P6" style:family="paragraph">
      <loext:graphic-properties draw:fill-color="#90d7ff"/>
      <style:paragraph-properties fo:text-align="center" style:writing-mode="lr-tb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stroke="solid" svg:stroke-color="#3465a4"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3465a4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3465a4" draw:fill-color="#90d7ff" draw:textarea-horizontal-align="justify" draw:textarea-vertical-align="middle" draw:auto-grow-height="false" fo:min-height="1.603cm" fo:min-width="3.018cm" style:run-through="foreground" style:wrap="run-through" style:number-wrapped-paragraphs="no-limit" style:vertical-pos="from-top" style:vertical-rel="paragraph" style:horizontal-pos="right" style:horizontal-rel="paragraph"/>
      <style:paragraph-properties style:writing-mode="lr-tb"/>
    </style:style>
    <style:style style:name="gr4" style:family="graphic">
      <style:graphic-properties svg:stroke-color="#3465a4" draw:fill-color="#3c3744" draw:textarea-horizontal-align="justify" draw:textarea-vertical-align="middle" draw:auto-grow-height="false" fo:min-height="1.702cm" fo:min-width="5.11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3465a4" draw:fill-color="#3c3744" draw:textarea-horizontal-align="justify" draw:textarea-vertical-align="middle" draw:auto-grow-height="false" fo:min-height="1.699cm" fo:min-width="5.1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solid" svg:stroke-color="#3465a4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/>
    </style:style>
    <style:style style:name="gr7" style:family="graphic">
      <style:graphic-properties svg:stroke-color="#3465a4" draw:fill-color="#3c3744" draw:textarea-horizontal-align="justify" draw:textarea-vertical-align="middle" draw:auto-grow-height="false" fo:min-height="2.256cm" fo:min-width="7.756cm" style:run-through="foreground" style:wrap="run-through" style:number-wrapped-paragraphs="no-limit" style:vertical-pos="from-top" style:vertical-rel="paragraph" style:horizontal-pos="center" style:horizontal-rel="paragraph"/>
      <style:paragraph-properties style:writing-mode="lr-tb"/>
    </style:style>
    <style:style style:name="gr8" style:family="graphic">
      <style:graphic-properties svg:stroke-color="#3465a4" draw:fill-color="#90d7ff" draw:textarea-horizontal-align="justify" draw:textarea-vertical-align="middle" draw:auto-grow-height="false" fo:min-height="2.256cm" fo:min-width="7.756cm" style:run-through="foreground" style:wrap="run-through" style:number-wrapped-paragraphs="no-limit" style:vertical-pos="from-top" style:vertical-rel="paragraph" style:horizontal-pos="center" style:horizontal-rel="paragraph"/>
      <style:paragraph-properties style:writing-mode="lr-tb"/>
    </style:style>
    <style:style style:name="gr9" style:family="graphic">
      <style:graphic-properties svg:stroke-color="#3465a4" draw:fill-color="#90d7ff" draw:textarea-horizontal-align="justify" draw:textarea-vertical-align="middle" draw:auto-grow-height="false" fo:min-height="2.258cm" fo:min-width="7.758cm" style:run-through="foreground" style:wrap="run-through" style:number-wrapped-paragraphs="no-limit" style:vertical-pos="from-top" style:vertical-rel="paragraph" style:horizontal-pos="center" style:horizontal-rel="paragraph"/>
      <style:paragraph-properties style:writing-mode="lr-tb"/>
    </style:style>
    <style:style style:name="gr10" style:family="graphic">
      <style:graphic-properties svg:stroke-color="#3465a4" draw:fill-color="#90d7ff" draw:textarea-horizontal-align="justify" draw:textarea-vertical-align="middle" draw:auto-grow-height="false" fo:min-height="2.256cm" fo:min-width="7.756cm" style:run-through="foreground" style:wrap="run-through" style:number-wrapped-paragraphs="no-limit" style:wrap-contour-mode="full" style:vertical-pos="from-top" style:vertical-rel="paragraph" style:horizontal-pos="center" style:horizontal-rel="paragraph"/>
      <style:paragraph-properties style:writing-mode="lr-tb"/>
    </style:style>
    <style:style style:name="gr11" style:family="graphic">
      <style:graphic-properties svg:stroke-color="#3465a4" draw:fill-color="#90d7ff" draw:textarea-horizontal-align="justify" draw:textarea-vertical-align="middle" draw:auto-grow-height="false" fo:min-height="2.256cm" fo:min-width="7.756cm" style:run-through="foreground" style:wrap="run-through" style:number-wrapped-paragraphs="no-limit" style:vertical-pos="middle" style:vertical-rel="paragraph" style:horizontal-pos="center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e 1" draw:style-name="gr11" draw:text-style-name="P2" svg:width="8cm" svg:height="2.5cm" svg:x="4.5cm" svg:y="-1.007cm"><text:p text:style-name="P1">Architecture de la page</text:p><text:p text:style-name="P1">Accuei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 2" draw:style-name="gr10" draw:text-style-name="P2" svg:width="8cm" svg:height="2.5cm" svg:x="4.5cm" svg:y="2cm"><text:p text:style-name="P1">A propo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 3" draw:style-name="gr8" draw:text-style-name="P2" svg:width="8cm" svg:height="2.5cm" svg:x="4.5cm" svg:y="4.979cm"><text:p text:style-name="P1">Cursus scolaire et format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 4" draw:style-name="gr9" draw:text-style-name="P6" svg:width="8.002cm" svg:height="2.502cm" svg:x="4.5cm" svg:y="7.983cm"><text:p text:style-name="P3"><text:span text:style-name="T1">Expériences professionnell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 5" draw:style-name="gr8" draw:text-style-name="P2" svg:width="8cm" svg:height="2.5cm" svg:x="4.5cm" svg:y="11cm"><text:p text:style-name="P1">Expériences prersonnell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 6" draw:style-name="gr8" draw:text-style-name="P2" svg:width="8cm" svg:height="2.5cm" svg:x="4.5cm" svg:y="13.979cm"><text:p text:style-name="P1">Loisir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" draw:name="Ligne verticale 1" draw:style-name="gr6" draw:text-style-name="P1" svg:x1="8.5cm" svg:y1="1.49cm" svg:x2="8.5cm" svg:y2="1.998cm"><text:p/></draw:line><draw:line text:anchor-type="paragraph" draw:z-index="7" draw:name="Ligne verticale 2" draw:style-name="gr6" draw:text-style-name="P1" svg:x1="8.5cm" svg:y1="4.47cm" svg:x2="8.5cm" svg:y2="4.978cm"><text:p/></draw:line><draw:line text:anchor-type="paragraph" draw:z-index="8" draw:name="Ligne verticale 3" draw:style-name="gr6" draw:text-style-name="P1" svg:x1="8.5cm" svg:y1="7.481cm" svg:x2="8.5cm" svg:y2="7.989cm"><text:p/></draw:line><draw:line text:anchor-type="paragraph" draw:z-index="9" draw:name="Ligne verticale 5" draw:style-name="gr6" draw:text-style-name="P1" svg:x1="8.5cm" svg:y1="13.501cm" svg:x2="8.5cm" svg:y2="14.009cm"><text:p/></draw:line><draw:line text:anchor-type="paragraph" draw:z-index="10" draw:name="Ligne verticale 6" draw:style-name="gr6" draw:text-style-name="P1" svg:x1="8.5cm" svg:y1="10.479cm" svg:x2="8.5cm" svg:y2="10.987cm"><text:p/></draw:line><draw:custom-shape text:anchor-type="paragraph" draw:z-index="11" draw:name="Forme 7" draw:style-name="gr7" draw:text-style-name="P5" svg:width="8cm" svg:height="2.5cm" svg:x="4.5cm" svg:y="16.969cm"><text:p text:style-name="P1">Foot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2" draw:name="Ligne verticale 4" draw:style-name="gr6" draw:text-style-name="P1" svg:x1="8.5cm" svg:y1="16.48cm" svg:x2="8.5cm" svg:y2="16.988cm"><text:p/></draw:line><draw:custom-shape text:anchor-type="paragraph" draw:z-index="13" draw:name="Forme 8" draw:style-name="gr5" draw:text-style-name="P5" svg:width="5.298cm" svg:height="1.883cm" svg:x="0cm" svg:y="21.121cm"><text:p text:style-name="P1">Télechargement CV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Forme 9" draw:style-name="gr4" draw:text-style-name="P4" svg:width="5.299cm" svg:height="1.886cm" svg:x="5.743cm" svg:y="21.123cm"><text:p text:style-name="P3"><text:span text:style-name="T1">Lien LinkedI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Forme 10" draw:style-name="gr4" draw:text-style-name="P4" svg:width="5.299cm" svg:height="1.886cm" svg:x="11.515cm" svg:y="21.121cm"><text:p text:style-name="P3"><text:span text:style-name="T1">Adresse mai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Forme 11" draw:style-name="gr3" draw:text-style-name="P2" svg:width="3.192cm" svg:height="1.777cm" svg:x="13.808cm" svg:y="14.349cm"><text:p text:style-name="P1">Site web</text:p><text:p text:style-name="P1"><text:s/>projet pers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7" draw:name="Ligne verticale 7" draw:style-name="gr2" draw:text-style-name="P1" svg:x1="12.499cm" svg:y1="15.252cm" svg:x2="13.808cm" svg:y2="15.252cm"><text:p/></draw:line><draw:line text:anchor-type="paragraph" draw:z-index="18" draw:name="Ligne verticale 8" draw:style-name="gr2" draw:text-style-name="P1" svg:x1="8.527cm" svg:y1="19.468cm" svg:x2="8.58cm" svg:y2="21.123cm"><text:p/></draw:line><draw:line text:anchor-type="paragraph" draw:z-index="19" draw:name="Ligne verticale 9" draw:style-name="gr2" draw:text-style-name="P1" svg:x1="14.289cm" svg:y1="19.96cm" svg:x2="14.289cm" svg:y2="21.119cm"><text:p/></draw:line><draw:line text:anchor-type="paragraph" draw:z-index="20" draw:name="Ligne verticale 10" draw:style-name="gr2" draw:text-style-name="P1" svg:x1="2.679cm" svg:y1="19.962cm" svg:x2="2.679cm" svg:y2="21.121cm"><text:p/></draw:line><draw:line text:anchor-type="paragraph" draw:z-index="21" draw:name="Ligne 1" draw:style-name="gr1" draw:text-style-name="P1" svg:x1="2.679cm" svg:y1="19.961cm" svg:x2="8.526cm" svg:y2="19.935cm"><text:p/></draw:line><draw:line text:anchor-type="paragraph" draw:z-index="22" draw:name="Ligne 2" draw:style-name="gr1" draw:text-style-name="P1" svg:x1="8.527cm" svg:y1="19.935cm" svg:x2="14.295cm" svg:y2="19.961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draw:marker draw:name="Extrémités_20_de_20_flèche_20_1" draw:display-name="Extrémités de flèche 1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7T10:26:29.123807293</meta:creation-date>
    <dc:date>2021-11-27T10:46:07.909447630</dc:date>
    <meta:editing-duration>PT9M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2.2.2$Linux_X86_64 LibreOffice_project/20$Build-2</meta:generator>
  </office:meta>
</office:document-meta>
</file>